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ff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2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5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6" style:family="graphic" style:parent-style-name="measure" style:list-style-name="L1">
      <style:graphic-properties draw:marker-start-width="0.102cm" draw:marker-end-width="0.102cm" draw:textarea-vertical-align="middle" draw:line-distance="0.276cm" draw:placing="below" loext:decorative="false"/>
      <style:paragraph-properties style:writing-mode="lr-tb"/>
    </style:style>
    <style:style style:name="gr7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measure" style:list-style-name="L1">
      <style:graphic-properties draw:marker-start-width="0.102cm" draw:marker-end-width="0.102cm" draw:textarea-vertical-align="middle" draw:line-distance="0.276cm" draw:placing="below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Arial1" style:font-size-complex="9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Arial1" style:font-size-complex="9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Times New Roman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Arial1" style:font-size-complex="9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067cm" svg:height="4.075cm" svg:x="2.54cm" svg:y="2.289cm" svg:viewBox="0 0 4068 4076" draw:points="0,4069 0,81 507,81 1005,75 1010,7 2034,0 2034,778 3048,774 3048,913 4068,900 4068,4076">
          <text:p/>
        </draw:polygon>
        <draw:path draw:style-name="gr2" draw:text-style-name="P2" draw:layer="layout" svg:width="3.997cm" svg:height="4.44cm" draw:transform="rotate (1.11701072127637) translate (1.34099999997955cm 3.79099999999003cm)" svg:viewBox="0 0 3998 4441" svg:d="M0 0c725 0 938 72 938 72l511 164 290 152 399 375 155 317 42 489-76 410-162 432c-29 426-25-8-20 402s23 285 91 428 491 603 445 548 109 143 351 358 732 252 732 252l84 19c105 7 168 15 152 23l66-8">
          <text:p/>
        </draw:path>
        <draw:line draw:style-name="gr3" draw:text-style-name="P2" draw:layer="layout" svg:x1="1.27cm" svg:y1="0.582cm" svg:x2="1.27cm" svg:y2="7.038cm">
          <text:p/>
        </draw:line>
        <draw:line draw:style-name="gr3" draw:text-style-name="P2" draw:layer="layout" svg:x1="0.846cm" svg:y1="6.367cm" svg:x2="7.267cm" svg:y2="6.367cm">
          <text:p/>
        </draw:line>
        <draw:line draw:style-name="gr4" draw:text-style-name="P2" draw:layer="layout" svg:x1="2.54cm" svg:y1="2.363cm" svg:x2="2.54cm" svg:y2="6.35cm">
          <text:p/>
        </draw:line>
        <draw:line draw:style-name="gr4" draw:text-style-name="P2" draw:layer="layout" svg:x1="6.614cm" svg:y1="2.758cm" svg:x2="6.614cm" svg:y2="6.359cm">
          <text:p/>
        </draw:line>
        <draw:frame draw:style-name="gr5" draw:text-style-name="P3" draw:layer="layout" svg:width="0.379cm" svg:height="0.351cm" svg:x="2.333cm" svg:y="6.3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475cm" svg:height="0.402cm" svg:x="3.314cm" svg:y="6.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475cm" svg:height="0.402cm" svg:x="4.367cm" svg:y="6.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476cm" svg:height="0.402cm" svg:x="5.426cm" svg:y="6.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379cm" svg:height="0.351cm" svg:x="6.478cm" svg:y="6.3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864cm" svg:height="0.378cm" draw:transform="rotate (1.5707963267949) translate (7.708cm 3.952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measure draw:style-name="gr6" draw:text-style-name="P5" draw:layer="measurelines" svg:x1="4.584cm" svg:y1="4.299cm" svg:x2="5.575cm" svg:y2="4.31cm">
          <text:p text:style-name="P4"><text:span text:style-name="T1">h</text:span></text:p>
        </draw:measure>
        <draw:line draw:style-name="gr7" draw:text-style-name="P2" draw:layer="layout" svg:x1="3.547cm" svg:y1="2.291cm" svg:x2="3.547cm" svg:y2="6.371cm">
          <text:p/>
        </draw:line>
        <draw:line draw:style-name="gr7" draw:text-style-name="P2" draw:layer="layout" svg:x1="4.574cm" svg:y1="3.061cm" svg:x2="4.574cm" svg:y2="6.365cm">
          <text:p/>
        </draw:line>
        <draw:line draw:style-name="gr7" draw:text-style-name="P2" draw:layer="layout" svg:x1="5.588cm" svg:y1="3.195cm" svg:x2="5.588cm" svg:y2="6.371cm">
          <text:p/>
        </draw:line>
        <draw:frame draw:style-name="gr5" draw:text-style-name="P3" draw:layer="layout" svg:width="0.378cm" svg:height="0.351cm" svg:x="7.193cm" svg:y="6.1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olygon draw:style-name="gr1" draw:text-style-name="P1" draw:layer="layout" svg:width="4.085cm" svg:height="4.079cm" svg:x="9.626cm" svg:y="2.286cm" svg:viewBox="0 0 4086 4080" draw:points="15,4073 0,8 466,8 1021,0 1016,773 2056,762 2051,901 3057,901 3045,488 4086,482 4083,4080">
          <text:p/>
        </draw:polygon>
        <draw:path draw:style-name="gr2" draw:text-style-name="P2" draw:layer="layout" svg:width="3.997cm" svg:height="4.44cm" draw:transform="rotate (1.11701072127637) translate (8.44199999997955cm 3.79199999999003cm)" svg:viewBox="0 0 3998 4441" svg:d="M0 0c725 0 938 72 938 72l511 164 290 152 399 375 155 317 42 489-76 410-162 432c-29 426-25-8-20 402s23 285 91 428 491 603 445 548 109 143 351 358 732 252 732 252l84 19c105 7 168 15 152 23l66-8">
          <text:p/>
        </draw:path>
        <draw:line draw:style-name="gr3" draw:text-style-name="P2" draw:layer="layout" svg:x1="8.371cm" svg:y1="0.583cm" svg:x2="8.371cm" svg:y2="7.039cm">
          <text:p/>
        </draw:line>
        <draw:line draw:style-name="gr3" draw:text-style-name="P2" draw:layer="layout" svg:x1="7.947cm" svg:y1="6.368cm" svg:x2="14.368cm" svg:y2="6.368cm">
          <text:p/>
        </draw:line>
        <draw:line draw:style-name="gr4" draw:text-style-name="P2" draw:layer="layout" svg:x1="9.641cm" svg:y1="2.364cm" svg:x2="9.641cm" svg:y2="6.351cm">
          <text:p/>
        </draw:line>
        <draw:line draw:style-name="gr4" draw:text-style-name="P2" draw:layer="layout" svg:x1="13.715cm" svg:y1="2.759cm" svg:x2="13.715cm" svg:y2="6.36cm">
          <text:p/>
        </draw:line>
        <draw:frame draw:style-name="gr5" draw:text-style-name="P3" draw:layer="layout" svg:width="0.379cm" svg:height="0.351cm" svg:x="9.434cm" svg:y="6.3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3" draw:layer="layout" svg:width="0.475cm" svg:height="0.402cm" svg:x="10.415cm" svg:y="6.3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3" draw:layer="layout" svg:width="0.475cm" svg:height="0.402cm" svg:x="11.468cm" svg:y="6.3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3" draw:layer="layout" svg:width="0.476cm" svg:height="0.402cm" svg:x="12.527cm" svg:y="6.3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0.379cm" svg:height="0.351cm" svg:x="13.579cm" svg:y="6.3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measure draw:style-name="gr8" draw:text-style-name="P5" draw:layer="layout" svg:x1="11.685cm" svg:y1="4.3cm" svg:x2="12.676cm" svg:y2="4.311cm">
          <text:p text:style-name="P4"><text:span text:style-name="T1">h</text:span></text:p>
        </draw:measure>
        <draw:line draw:style-name="gr7" draw:text-style-name="P2" draw:layer="layout" svg:x1="10.648cm" svg:y1="2.292cm" svg:x2="10.648cm" svg:y2="6.372cm">
          <text:p/>
        </draw:line>
        <draw:line draw:style-name="gr7" draw:text-style-name="P2" draw:layer="layout" svg:x1="11.675cm" svg:y1="3.062cm" svg:x2="11.675cm" svg:y2="6.366cm">
          <text:p/>
        </draw:line>
        <draw:line draw:style-name="gr7" draw:text-style-name="P2" draw:layer="layout" svg:x1="12.689cm" svg:y1="3.196cm" svg:x2="12.689cm" svg:y2="6.372cm">
          <text:p/>
        </draw:line>
        <draw:frame draw:style-name="gr5" draw:text-style-name="P3" draw:layer="layout" svg:width="0.378cm" svg:height="0.351cm" svg:x="14.294cm" svg:y="6.15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3" draw:layer="layout" svg:width="0.864cm" svg:height="0.378cm" draw:transform="rotate (1.5707963267949) translate (0.608cm 3.952cm)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7" draw:layer="layout" svg:width="3.49cm" svg:height="0.683cm" svg:x="2.998cm" svg:y="0.871cm">
          <draw:text-box>
            <text:p text:style-name="P6"><text:span text:style-name="T2">Forward Rectangle</text:span></text:p>
          </draw:text-box>
        </draw:frame>
        <draw:frame draw:style-name="gr10" draw:text-style-name="P9" draw:layer="layout" svg:width="3.86cm" svg:height="0.645cm" svg:x="9.533cm" svg:y="0.89cm">
          <draw:text-box>
            <text:p text:style-name="P8"><text:span text:style-name="T2">Backward Rectang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4T20:27:19</meta:creation-date>
    <dc:date>2024-02-15T15:08:20.366451930</dc:date>
    <meta:editing-duration>PT1H18M5S</meta:editing-duration>
    <meta:editing-cycles>5</meta:editing-cycles>
    <meta:generator>LibreOffice/7.6.4.1$Linux_X86_64 LibreOffice_project/60$Build-1</meta:generator>
    <meta:document-statistic meta:object-count="36"/>
  </office:meta>
</office:document-meta>
</file>

<file path=Object 1/content.xml><?xml version="1.0" encoding="utf-8"?>
<math xmlns="http://www.w3.org/1998/Math/MathML" display="block">
  <semantics>
    <mstyle mathsize="9pt">
      <mi>a</mi>
    </mstyle>
    <annotation encoding="StarMath 5.0">size 9 {a}</annotation>
  </semantics>
</math>
</file>

<file path=Object 10/content.xml><?xml version="1.0" encoding="utf-8"?>
<math xmlns="http://www.w3.org/1998/Math/MathML">
  <semantics>
    <mrow>
      <mstyle mathsize="9pt">
        <mrow>
          <mrow>
            <msub>
              <mi>x</mi>
              <mn>2</mn>
            </msub>
          </mrow>
        </mrow>
      </mstyle>
    </mrow>
    <annotation encoding="StarMath 5.0">size 9 {x_2}</annotation>
  </semantics>
</math>
</file>

<file path=Object 11/content.xml><?xml version="1.0" encoding="utf-8"?>
<math xmlns="http://www.w3.org/1998/Math/MathML">
  <semantics>
    <mrow>
      <mstyle mathsize="9pt">
        <mrow>
          <mrow>
            <msub>
              <mi>x</mi>
              <mrow>
                <mn>3</mn>
              </mrow>
            </msub>
          </mrow>
        </mrow>
      </mstyle>
    </mrow>
    <annotation encoding="StarMath 5.0">size 9 {x_{3}}</annotation>
  </semantics>
</math>
</file>

<file path=Object 12/content.xml><?xml version="1.0" encoding="utf-8"?>
<math xmlns="http://www.w3.org/1998/Math/MathML">
  <semantics>
    <mrow>
      <mstyle mathsize="9pt">
        <mrow>
          <mrow>
            <mi>b</mi>
          </mrow>
        </mrow>
      </mstyle>
    </mrow>
    <annotation encoding="StarMath 5.0">size 9 {b}</annotation>
  </semantics>
</math>
</file>

<file path=Object 14/content.xml><?xml version="1.0" encoding="utf-8"?>
<math xmlns="http://www.w3.org/1998/Math/MathML">
  <semantics>
    <mrow>
      <mstyle mathsize="9pt">
        <mrow>
          <mrow>
            <mi>x</mi>
          </mrow>
        </mrow>
      </mstyle>
    </mrow>
    <annotation encoding="StarMath 5.0">size 9 {x}</annotation>
  </semantics>
</math>
</file>

<file path=Object 15/content.xml><?xml version="1.0" encoding="utf-8"?>
<math xmlns="http://www.w3.org/1998/Math/MathML" display="block">
  <semantics>
    <mstyle mathsize="9pt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size 9 {f(x)}</annotation>
  </semantics>
</math>
</file>

<file path=Object 2/content.xml><?xml version="1.0" encoding="utf-8"?>
<math xmlns="http://www.w3.org/1998/Math/MathML" display="block">
  <semantics>
    <mstyle mathsize="9pt">
      <msub>
        <mi>x</mi>
        <mn>1</mn>
      </msub>
    </mstyle>
    <annotation encoding="StarMath 5.0">size 9 {x_1}</annotation>
  </semantics>
</math>
</file>

<file path=Object 3/content.xml><?xml version="1.0" encoding="utf-8"?>
<math xmlns="http://www.w3.org/1998/Math/MathML" display="block">
  <semantics>
    <mstyle mathsize="9pt">
      <msub>
        <mi>x</mi>
        <mn>2</mn>
      </msub>
    </mstyle>
    <annotation encoding="StarMath 5.0">size 9 {x_2}</annotation>
  </semantics>
</math>
</file>

<file path=Object 4/content.xml><?xml version="1.0" encoding="utf-8"?>
<math xmlns="http://www.w3.org/1998/Math/MathML" display="block">
  <semantics>
    <mstyle mathsize="9pt">
      <msub>
        <mi>x</mi>
        <mn>3</mn>
      </msub>
    </mstyle>
    <annotation encoding="StarMath 5.0">size 9 {x_{3}}</annotation>
  </semantics>
</math>
</file>

<file path=Object 5/content.xml><?xml version="1.0" encoding="utf-8"?>
<math xmlns="http://www.w3.org/1998/Math/MathML" display="block">
  <semantics>
    <mstyle mathsize="9pt">
      <mi>b</mi>
    </mstyle>
    <annotation encoding="StarMath 5.0">size 9 {b}</annotation>
  </semantics>
</math>
</file>

<file path=Object 6/content.xml><?xml version="1.0" encoding="utf-8"?>
<math xmlns="http://www.w3.org/1998/Math/MathML" display="block">
  <semantics>
    <mstyle mathsize="9pt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size 9 {f(x)}</annotation>
  </semantics>
</math>
</file>

<file path=Object 7/content.xml><?xml version="1.0" encoding="utf-8"?>
<math xmlns="http://www.w3.org/1998/Math/MathML" display="block">
  <semantics>
    <mstyle mathsize="9pt">
      <mi>x</mi>
    </mstyle>
    <annotation encoding="StarMath 5.0">size 9 {x}</annotation>
  </semantics>
</math>
</file>

<file path=Object 8/content.xml><?xml version="1.0" encoding="utf-8"?>
<math xmlns="http://www.w3.org/1998/Math/MathML">
  <semantics>
    <mrow>
      <mstyle mathsize="9pt">
        <mrow>
          <mrow>
            <mi>a</mi>
          </mrow>
        </mrow>
      </mstyle>
    </mrow>
    <annotation encoding="StarMath 5.0">size 9 {a}</annotation>
  </semantics>
</math>
</file>

<file path=Object 9/content.xml><?xml version="1.0" encoding="utf-8"?>
<math xmlns="http://www.w3.org/1998/Math/MathML">
  <semantics>
    <mrow>
      <mstyle mathsize="9pt">
        <mrow>
          <mrow>
            <msub>
              <mi>x</mi>
              <mn>1</mn>
            </msub>
          </mrow>
        </mrow>
      </mstyle>
    </mrow>
    <annotation encoding="StarMath 5.0">size 9 {x_1}</annotation>
  </semantics>
</math>
</file>